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4" style:family="table-cell" style:parent-style-name="Default" style:data-style-name="N0">
      <style:table-cell-properties fo:wrap-option="wrap" style:vertical-align="top"/>
      <style:text-properties fo:hyphenate="true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4" table:formula="of:=+['file:///home/woooky/krypto/g2-archiary/setting/Ar-setting1.ods'#$records.A1]" office:value-type="string" office:string-value="Record" calcext:value-type="string">
            <text:p>Record</text:p>
          </table:table-cell>
          <table:table-cell table:style-name="ce4" table:formula="of:=+['file:///home/woooky/krypto/g2-archiary/setting/Ar-setting1.ods'#$records.B1]" office:value-type="string" office:string-value="Name" calcext:value-type="string">
            <text:p>Name</text:p>
          </table:table-cell>
        </table:table-row>
        <table:table-row table:style-name="ro2">
          <table:table-cell table:style-name="ce4" table:formula="of:=+['file:///home/woooky/krypto/g2-archiary/setting/Ar-setting1.ods'#$records.A2]" office:value-type="float" office:value="0" calcext:value-type="float">
            <text:p>0</text:p>
          </table:table-cell>
          <table:table-cell table:style-name="ce4" table:formula="of:=+['file:///home/woooky/krypto/g2-archiary/setting/Ar-setting1.ods'#$records.B2]" office:value-type="string" office:string-value="KlimánekLukáš Kryptoměny – pohled 16letého kluka na kryptoměny formou prezentace pro své spolužáky #mp4 #cz #personal" calcext:value-type="string">
            <text:p>KlimánekLukáš Kryptoměny – pohled 16letého kluka na kryptoměny formou prezentace pro své spolužáky #mp4 #cz #personal</text:p>
          </table:table-cell>
        </table:table-row>
        <table:table-row table:style-name="ro2">
          <table:table-cell table:style-name="ce4" table:formula="of:=+['file:///home/woooky/krypto/g2-archiary/setting/Ar-setting1.ods'#$records.A3]" office:value-type="float" office:value="1" calcext:value-type="float">
            <text:p>1</text:p>
          </table:table-cell>
          <table:table-cell table:style-name="ce4" table:formula="of:=+['file:///home/woooky/krypto/g2-archiary/setting/Ar-setting1.ods'#$records.B3]" office:value-type="string" office:string-value="$5264, duration in 12 days, TD-trade202507-LEAug2025, bad output.pdf" calcext:value-type="string">
            <text:p>$5264, duration in 12 days, TD-trade202507-LEAug2025, bad output.pdf</text:p>
          </table:table-cell>
        </table:table-row>
        <table:table-row table:style-name="ro2">
          <table:table-cell table:style-name="ce4" table:formula="of:=+['file:///home/woooky/krypto/g2-archiary/setting/Ar-setting1.ods'#$records.A4]" office:value-type="float" office:value="2" calcext:value-type="float">
            <text:p>2</text:p>
          </table:table-cell>
          <table:table-cell table:style-name="ce4" table:formula="of:=+['file:///home/woooky/krypto/g2-archiary/setting/Ar-setting1.ods'#$records.B4]" office:value-type="string" office:string-value="$5566, duration in 4 days, TD trade202507 NQSep2025, good output.pdf" calcext:value-type="string">
            <text:p>$5566, duration in 4 days, TD trade202507 NQSep2025, good output.pdf</text:p>
          </table:table-cell>
        </table:table-row>
        <table:table-row table:style-name="ro2" table:number-rows-repeated="8">
          <table:table-cell table:style-name="ce4" table:number-columns-repeated="2"/>
        </table:table-row>
        <table:table-row table:style-name="ro1" table:number-rows-repeated="1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'file:///home/woooky/krypto/g2-archiary/setting/Ar-setting1.ods'#records" table:print="false" table:style-name="ta_extref">
        <table:table-source xlink:type="simple" xlink:href="../../../setting/Ar-setting1.ods" table:table-name="records" table:filter-name="calc8" table:mode="copy-results-only"/>
        <table:table-column table:number-columns-repeated="7"/>
        <table:table-row>
          <table:table-cell table:style-name="ce1" office:value-type="string">
            <text:p>//INFO: Calc neumí pracovat s čísly větším,  než o patnácti číslicích, libovolno kde je desetinna carka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//INFO: proto volím max a min čísla, jako rozsah, jinak s tím musím pracovat mnohem složitěji jako se stringy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Minimální</text:p>
          </table:table-cell>
          <table:table-cell table:style-name="ce1">
            <text:p/>
          </table:table-cell>
          <table:table-cell table:style-name="ce1" office:value-type="float" office:value="1E-012">
            <text:p>1E-012</text:p>
          </table:table-cell>
        </table:table-row>
        <table:table-row>
          <table:table-cell table:style-name="ce1" office:value-type="string">
            <text:p>Maximální</text:p>
          </table:table-cell>
          <table:table-cell table:style-name="ce1">
            <text:p/>
          </table:table-cell>
          <table:table-cell table:style-name="ce1" office:value-type="float" office:value="999.999999999999">
            <text:p>999.999999999999</text:p>
          </table:table-cell>
        </table:table-row>
        <table:table-row>
          <table:table-cell table:style-name="ce1" office:value-type="string">
            <text:p>Rozsah zmeny od</text:p>
          </table:table-cell>
          <table:table-cell table:style-name="ce1">
            <text:p/>
          </table:table-cell>
          <table:table-cell/>
          <table:table-cell table:style-name="ce1" office:value-type="float" office:value="-100">
            <text:p>-100</text:p>
          </table:table-cell>
        </table:table-row>
        <table:table-row>
          <table:table-cell table:style-name="ce1" office:value-type="string">
            <text:p>Rozsah zmeny do</text:p>
          </table:table-cell>
          <table:table-cell table:style-name="ce1">
            <text:p/>
          </table:table-cell>
          <table:table-cell/>
          <table:table-cell table:style-name="ce1" office:value-type="float" office:value="1500">
            <text:p>1500</text:p>
          </table:table-cell>
        </table:table-row>
        <table:table-row>
          <table:table-cell table:style-name="ce1" office:value-type="string">
            <text:p>Rozsah zmeny v řádu</text:p>
          </table:table-cell>
          <table:table-cell table:style-name="ce1">
            <text:p/>
          </table:table-cell>
          <table:table-cell/>
          <table:table-cell table:style-name="ce1" office:value-type="float" office:value="1000000000000">
            <text:p>1000000000000</text:p>
          </table:table-cell>
        </table:table-row>
        <table:table-row>
          <table:table-cell table:style-name="ce1" office:value-type="string">
            <text:p>Minimální velikost vkladu:</text:p>
          </table:table-cell>
          <table:table-cell table:style-name="ce1">
            <text:p/>
          </table:table-cell>
          <table:table-cell table:style-name="ce1" office:value-type="float" office:value="100000000000000">
            <text:p>100000000000000</text:p>
          </table:table-cell>
          <table:table-cell/>
          <table:table-cell table:style-name="ce1" office:value-type="float" office:value="100000">
            <text:p>100000</text:p>
          </table:table-cell>
          <table:table-cell/>
          <table:table-cell table:style-name="ce1" office:value-type="float" office:value="0.0001">
            <text:p>0.0001</text:p>
          </table:table-cell>
        </table:table-row>
        <table:table-row>
          <table:table-cell table:style-name="ce1" office:value-type="string">
            <text:p>Minimální velikost kontraktu pro výhru:</text:p>
          </table:table-cell>
          <table:table-cell table:style-name="ce1">
            <text:p/>
          </table:table-cell>
          <table:table-cell table:style-name="ce1" office:value-type="float" office:value="1E+017">
            <text:p>1E+017</text:p>
          </table:table-cell>
          <table:table-cell/>
          <table:table-cell table:style-name="ce1" office:value-type="float" office:value="100000000">
            <text:p>100000000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 table:style-name="ce1" office:value-type="string">
            <text:p>Řešení:</text:p>
          </table:table-cell>
          <table:table-cell table:style-name="ce1">
            <text:p/>
          </table:table-cell>
          <table:table-cell table:style-name="ce1" office:value-type="float" office:value="12300000000000000">
            <text:p>12300000000000000</text:p>
          </table:table-cell>
          <table:table-cell/>
          <table:table-cell table:style-name="ce1" office:value-type="float" office:value="12300000">
            <text:p>12300000</text:p>
          </table:table-cell>
          <table:table-cell/>
          <table:table-cell table:style-name="ce1" office:value-type="float" office:value="0.0123">
            <text:p>0.0123</text:p>
          </table:table-cell>
        </table:table-row>
        <table:table-row>
          <table:table-cell table:style-name="ce1" office:value-type="string">
            <text:p>Násobič/dělči</text:p>
          </table:table-cell>
          <table:table-cell table:style-name="ce1">
            <text:p/>
          </table:table-cell>
          <table:table-cell table:number-columns-repeated="4"/>
          <table:table-cell table:style-name="ce1" office:value-type="float" office:value="1000000000">
            <text:p>1000000000</text:p>
          </table:table-cell>
        </table:table-row>
        <table:table-row>
          <table:table-cell table:style-name="ce1" office:value-type="string">
            <text:p>Vzor čísla</text:p>
          </table:table-cell>
          <table:table-cell table:style-name="ce1">
            <text:p/>
          </table:table-cell>
          <table:table-cell table:style-name="ce1" office:value-type="float" office:value="1.20202E+019">
            <text:p>1.20202E+019</text:p>
          </table:table-cell>
          <table:table-cell/>
          <table:table-cell table:style-name="ce1" office:value-type="float" office:value="5.05E+019">
            <text:p>5.05E+019</text:p>
          </table:table-cell>
          <table:table-cell/>
          <table:table-cell table:style-name="ce1" office:value-type="float" office:value="12.0202">
            <text:p>12.0202</text:p>
          </table:table-cell>
        </table:table-row>
        <table:table-row>
          <table:table-cell table:style-name="ce1" office:value-type="string">
            <text:p>Vzor ř5</text:p>
          </table:table-cell>
          <table:table-cell/>
          <table:table-cell table:style-name="ce1" office:value-type="float" office:value="9.10921555E+019">
            <text:p>9.10921555E+019</text:p>
          </table:table-cell>
          <table:table-cell table:style-name="ce1" office:value-type="float" office:value="931000000000000">
            <text:p>931000000000000</text:p>
          </table:table-cell>
          <table:table-cell table:style-name="ce1" office:value-type="float" office:value="9.87654321E+022">
            <text:p>9.87654321E+022</text:p>
          </table:table-cell>
          <table:table-cell/>
          <table:table-cell table:style-name="ce1" office:value-type="float" office:value="91.0921555">
            <text:p>91.0921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5:57:56.281431266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04T15:58:13.284715327</dc:date>
    <meta:editing-duration>PT7H12M5S</meta:editing-duration>
    <meta:editing-cycles>42</meta:editing-cycles>
    <meta:generator>LibreOffice/24.2.7.2$Linux_X86_64 LibreOffice_project/420$Build-2</meta:generator>
    <meta:document-statistic meta:table-count="1" meta:cell-count="8" meta:object-count="0"/>
  </office:meta>
</office:document-meta>
</file>